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vity Simulator 3D – Short Tutorial</text:p>
      <text:p text:style-name="Standard"/>
      <text:p text:style-name="P1">Menu</text:p>
      <text:p text:style-name="Standard">File/Params …: to choose and your simulation and parameters</text:p>
      <text:p text:style-name="Standard">Process: to stop, start or reset simulation</text:p>
      <text:p text:style-name="Standard">View: to change point of view</text:p>
      <text:p text:style-name="Standard">Video: to record your simulation</text:p>
      <text:p text:style-name="Standard"/>
      <text:p text:style-name="P1">Keyboard usage</text:p>
      <text:p text:style-name="Standard">Key Plus: increase time interval<text:line-break/>Key Minus : decrease time interval</text:p>
      <text:p text:style-name="Standard">Key Left: rotate on X axis</text:p>
      <text:p text:style-name="Standard">Key Right: rotate on X axis</text:p>
      <text:p text:style-name="Standard">Key Up: rotate on Y axis</text:p>
      <text:p text:style-name="Standard">Key Down: rotate on Y axis</text:p>
      <text:p text:style-name="Standard">Key Page Up: zoom -</text:p>
      <text:p text:style-name="Standard">Key Page Down : zoom +</text:p>
      <text:p text:style-name="Standard">Key Home: original view Z axis</text:p>
      <text:p text:style-name="Standard">Pav Num 0: view Z axis</text:p>
      <text:p text:style-name="Standard">Pav Num 1: view X axis</text:p>
      <text:p text:style-name="Standard">Pav Num 2: view Y axis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ain </meta:initial-creator>
    <meta:creation-date>2014-12-13T13:02:19</meta:creation-date>
    <dc:date>2014-12-13T13:18:19</dc:date>
    <dc:creator>sylvain </dc:creator>
    <meta:editing-duration>PT30S</meta:editing-duration>
    <meta:editing-cycles>1</meta:editing-cycles>
    <meta:document-statistic meta:table-count="0" meta:image-count="0" meta:object-count="0" meta:page-count="1" meta:paragraph-count="18" meta:word-count="106" meta:character-count="525" meta:non-whitespace-character-count="437"/>
    <meta:generator>LibreOffice/3.5$Linux_X86_64 LibreOffice_project/350m1$Build-2</meta:generator>
  </office:meta>
</office:document-meta>
</file>